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3.05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739cm" fo:min-width="0.489cm"/>
    </style:style>
    <style:style style:name="gr4" style:family="graphic" style:parent-style-name="objectwithoutfill">
      <style:graphic-properties svg:stroke-color="#000000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556cm" svg:height="1.016cm" svg:x="2.062cm" svg:y="3.232cm">
          <text:p text:style-name="P1">sensor_00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556cm" svg:height="1.016cm" svg:x="2.062cm" svg:y="4.332cm">
          <text:p text:style-name="P1">sensor_01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556cm" svg:height="1.016cm" svg:x="2.062cm" svg:y="5.432cm">
          <text:p text:style-name="P1">sensor_02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3.556cm" svg:height="1.016cm" svg:x="2.062cm" svg:y="7.932cm">
          <text:p text:style-name="P1">sensor_50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035cm" svg:height="0.962cm" svg:x="3.323cm" svg:y="6.515cm">
          <draw:text-box draw:corner-radius="1.016cm">
            <text:p>...</text:p>
          </draw:text-box>
        </draw:frame>
        <draw:custom-shape draw:style-name="gr3" draw:text-style-name="P2" xml:id="id2" draw:id="id2" draw:layer="layout" svg:width="1.397cm" svg:height="1.397cm" svg:x="8.666cm" svg:y="2.343cm">
          <text:p text:style-name="P1">A<text:span text:style-name="T1">0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xml:id="id3" draw:id="id3" draw:layer="layout" svg:width="1.397cm" svg:height="1.397cm" svg:x="8.666cm" svg:y="3.943cm">
          <text:p text:style-name="P1">A<text:span text:style-name="T1">0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xml:id="id4" draw:id="id4" draw:layer="layout" svg:width="1.397cm" svg:height="1.397cm" svg:x="8.666cm" svg:y="5.543cm">
          <text:p text:style-name="P1">A<text:span text:style-name="T1">0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xml:id="id5" draw:id="id5" draw:layer="layout" svg:width="1.397cm" svg:height="1.397cm" svg:x="8.666cm" svg:y="8.643cm">
          <text:p text:style-name="P1">A<text:span text:style-name="T1">09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3" draw:layer="layout" svg:width="1.035cm" svg:height="0.962cm" svg:x="8.924cm" svg:y="7.215cm">
          <draw:text-box draw:corner-radius="1.016cm">
            <text:p>...</text:p>
          </draw:text-box>
        </draw:frame>
        <draw:custom-shape draw:style-name="gr3" draw:text-style-name="P2" xml:id="id9" draw:id="id9" draw:layer="layout" svg:width="1.397cm" svg:height="1.397cm" svg:x="11.766cm" svg:y="2.343cm">
          <text:p text:style-name="P1">A<text:span text:style-name="T1">1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xml:id="id10" draw:id="id10" draw:layer="layout" svg:width="1.397cm" svg:height="1.397cm" svg:x="11.766cm" svg:y="3.943cm">
          <text:p text:style-name="P1">A<text:span text:style-name="T1">1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xml:id="id11" draw:id="id11" draw:layer="layout" svg:width="1.397cm" svg:height="1.397cm" svg:x="11.766cm" svg:y="5.543cm">
          <text:p text:style-name="P1">A<text:span text:style-name="T1">1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xml:id="id12" draw:id="id12" draw:layer="layout" svg:width="1.397cm" svg:height="1.397cm" svg:x="11.766cm" svg:y="8.643cm">
          <text:p text:style-name="P1">A<text:span text:style-name="T1">19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3" draw:layer="layout" svg:width="1.035cm" svg:height="0.962cm" svg:x="12.024cm" svg:y="7.215cm">
          <draw:text-box draw:corner-radius="1.016cm">
            <text:p>...</text:p>
          </draw:text-box>
        </draw:frame>
        <draw:custom-shape draw:style-name="gr1" draw:text-style-name="P2" xml:id="id13" draw:id="id13" draw:layer="layout" svg:width="3.556cm" svg:height="1.016cm" svg:x="15.562cm" svg:y="5.732cm">
          <text:p text:style-name="P1">salida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5.618cm" svg:y1="3.74cm" svg:x2="8.666cm" svg:y2="3.042cm" draw:start-shape="id1" draw:start-glue-point="1" draw:end-shape="id2" draw:end-glue-point="6" svg:d="M5618 3740l3048-698" svg:viewBox="0 0 3049 699">
          <text:p/>
        </draw:connector>
        <draw:connector draw:style-name="gr4" draw:text-style-name="P4" draw:layer="layout" draw:type="line" svg:x1="5.618cm" svg:y1="3.74cm" svg:x2="8.666cm" svg:y2="4.642cm" draw:start-shape="id1" draw:start-glue-point="1" draw:end-shape="id3" draw:end-glue-point="6" svg:d="M5618 3740l3048 902" svg:viewBox="0 0 3049 903">
          <text:p/>
        </draw:connector>
        <draw:connector draw:style-name="gr4" draw:text-style-name="P4" draw:layer="layout" draw:type="line" svg:x1="5.618cm" svg:y1="3.74cm" svg:x2="8.666cm" svg:y2="6.242cm" draw:start-shape="id1" draw:start-glue-point="1" draw:end-shape="id4" draw:end-glue-point="6" svg:d="M5618 3740l3048 2502" svg:viewBox="0 0 3049 2503">
          <text:p/>
        </draw:connector>
        <draw:connector draw:style-name="gr4" draw:text-style-name="P4" draw:layer="layout" draw:type="line" svg:x1="5.618cm" svg:y1="3.74cm" svg:x2="8.666cm" svg:y2="9.342cm" draw:start-shape="id1" draw:start-glue-point="1" draw:end-shape="id5" draw:end-glue-point="6" svg:d="M5618 3740l3048 5602" svg:viewBox="0 0 3049 5603">
          <text:p/>
        </draw:connector>
        <draw:connector draw:style-name="gr4" draw:text-style-name="P4" draw:layer="layout" draw:type="line" svg:x1="5.618cm" svg:y1="4.84cm" svg:x2="8.666cm" svg:y2="3.042cm" draw:start-shape="id6" draw:start-glue-point="1" draw:end-shape="id2" draw:end-glue-point="6" svg:d="M5618 4840l3048-1798" svg:viewBox="0 0 3049 1799">
          <text:p/>
        </draw:connector>
        <draw:connector draw:style-name="gr4" draw:text-style-name="P4" draw:layer="layout" draw:type="line" svg:x1="8.666cm" svg:y1="4.642cm" svg:x2="5.618cm" svg:y2="4.84cm" draw:start-shape="id3" draw:start-glue-point="6" draw:end-shape="id6" draw:end-glue-point="1" svg:d="M8666 4642l-3048 198" svg:viewBox="0 0 3049 199">
          <text:p/>
        </draw:connector>
        <draw:connector draw:style-name="gr4" draw:text-style-name="P4" draw:layer="layout" draw:type="line" svg:x1="8.666cm" svg:y1="6.242cm" svg:x2="5.618cm" svg:y2="4.84cm" draw:start-shape="id4" draw:start-glue-point="6" draw:end-shape="id6" draw:end-glue-point="1" svg:d="M8666 6242l-3048-1402" svg:viewBox="0 0 3049 1403">
          <text:p/>
        </draw:connector>
        <draw:connector draw:style-name="gr4" draw:text-style-name="P4" draw:layer="layout" draw:type="line" svg:x1="8.666cm" svg:y1="9.342cm" svg:x2="5.618cm" svg:y2="4.84cm" draw:start-shape="id5" draw:start-glue-point="6" draw:end-shape="id6" draw:end-glue-point="1" svg:d="M8666 9342l-3048-4502" svg:viewBox="0 0 3049 4503">
          <text:p/>
        </draw:connector>
        <draw:connector draw:style-name="gr4" draw:text-style-name="P4" draw:layer="layout" draw:type="line" svg:x1="8.666cm" svg:y1="3.042cm" svg:x2="5.618cm" svg:y2="5.94cm" draw:start-shape="id2" draw:start-glue-point="6" draw:end-shape="id7" draw:end-glue-point="1" svg:d="M8666 3042l-3048 2898" svg:viewBox="0 0 3049 2899">
          <text:p/>
        </draw:connector>
        <draw:connector draw:style-name="gr4" draw:text-style-name="P4" draw:layer="layout" draw:type="line" svg:x1="8.666cm" svg:y1="4.642cm" svg:x2="5.618cm" svg:y2="5.94cm" draw:start-shape="id3" draw:start-glue-point="6" draw:end-shape="id7" draw:end-glue-point="1" svg:d="M8666 4642l-3048 1298" svg:viewBox="0 0 3049 1299">
          <text:p/>
        </draw:connector>
        <draw:connector draw:style-name="gr4" draw:text-style-name="P4" draw:layer="layout" draw:type="line" svg:x1="8.666cm" svg:y1="6.242cm" svg:x2="5.618cm" svg:y2="5.94cm" draw:start-shape="id4" draw:start-glue-point="6" draw:end-shape="id7" draw:end-glue-point="1" svg:d="M8666 6242l-3048-302" svg:viewBox="0 0 3049 303">
          <text:p/>
        </draw:connector>
        <draw:connector draw:style-name="gr4" draw:text-style-name="P4" draw:layer="layout" draw:type="line" svg:x1="8.666cm" svg:y1="9.342cm" svg:x2="5.618cm" svg:y2="5.94cm" draw:start-shape="id5" draw:start-glue-point="6" draw:end-shape="id7" draw:end-glue-point="1" svg:d="M8666 9342l-3048-3402" svg:viewBox="0 0 3049 3403">
          <text:p/>
        </draw:connector>
        <draw:connector draw:style-name="gr4" draw:text-style-name="P4" draw:layer="layout" draw:type="line" svg:x1="8.666cm" svg:y1="3.042cm" svg:x2="5.618cm" svg:y2="8.44cm" draw:start-shape="id2" draw:start-glue-point="6" draw:end-shape="id8" draw:end-glue-point="1" svg:d="M8666 3042l-3048 5398" svg:viewBox="0 0 3049 5399">
          <text:p/>
        </draw:connector>
        <draw:connector draw:style-name="gr4" draw:text-style-name="P4" draw:layer="layout" draw:type="line" svg:x1="8.666cm" svg:y1="4.642cm" svg:x2="5.618cm" svg:y2="8.44cm" draw:start-shape="id3" draw:start-glue-point="6" draw:end-shape="id8" draw:end-glue-point="1" svg:d="M8666 4642l-3048 3798" svg:viewBox="0 0 3049 3799">
          <text:p/>
        </draw:connector>
        <draw:connector draw:style-name="gr4" draw:text-style-name="P4" draw:layer="layout" draw:type="line" svg:x1="8.666cm" svg:y1="6.242cm" svg:x2="5.618cm" svg:y2="8.44cm" draw:start-shape="id4" draw:start-glue-point="6" draw:end-shape="id8" draw:end-glue-point="1" svg:d="M8666 6242l-3048 2198" svg:viewBox="0 0 3049 2199">
          <text:p/>
        </draw:connector>
        <draw:connector draw:style-name="gr4" draw:text-style-name="P4" draw:layer="layout" draw:type="line" svg:x1="8.666cm" svg:y1="9.342cm" svg:x2="5.618cm" svg:y2="8.44cm" draw:start-shape="id5" draw:start-glue-point="6" draw:end-shape="id8" draw:end-glue-point="1" svg:d="M8666 9342l-3048-902" svg:viewBox="0 0 3049 903">
          <text:p/>
        </draw:connector>
        <draw:connector draw:style-name="gr4" draw:text-style-name="P4" draw:layer="layout" draw:type="line" svg:x1="11.766cm" svg:y1="3.042cm" svg:x2="10.063cm" svg:y2="3.042cm" draw:start-shape="id9" draw:start-glue-point="6" draw:end-shape="id2" draw:end-glue-point="10" svg:d="M11766 3042h-1703" svg:viewBox="0 0 1704 1">
          <text:p/>
        </draw:connector>
        <draw:connector draw:style-name="gr4" draw:text-style-name="P4" draw:layer="layout" draw:type="line" svg:x1="10.063cm" svg:y1="4.642cm" svg:x2="11.766cm" svg:y2="3.042cm" draw:start-shape="id3" draw:start-glue-point="10" draw:end-shape="id9" draw:end-glue-point="6" svg:d="M10063 4642l1703-1600" svg:viewBox="0 0 1704 1601">
          <text:p/>
        </draw:connector>
        <draw:connector draw:style-name="gr4" draw:text-style-name="P4" draw:layer="layout" draw:type="line" svg:x1="10.063cm" svg:y1="6.242cm" svg:x2="11.766cm" svg:y2="3.042cm" draw:start-shape="id4" draw:start-glue-point="10" draw:end-shape="id9" draw:end-glue-point="6" svg:d="M10063 6242l1703-3200" svg:viewBox="0 0 1704 3201">
          <text:p/>
        </draw:connector>
        <draw:connector draw:style-name="gr4" draw:text-style-name="P4" draw:layer="layout" draw:type="line" svg:x1="10.063cm" svg:y1="9.342cm" svg:x2="11.766cm" svg:y2="3.042cm" draw:start-shape="id5" draw:start-glue-point="10" draw:end-shape="id9" draw:end-glue-point="6" svg:d="M10063 9342l1703-6300" svg:viewBox="0 0 1704 6301">
          <text:p/>
        </draw:connector>
        <draw:connector draw:style-name="gr4" draw:text-style-name="P4" draw:layer="layout" draw:type="line" svg:x1="11.766cm" svg:y1="4.642cm" svg:x2="10.063cm" svg:y2="3.042cm" draw:start-shape="id10" draw:start-glue-point="6" draw:end-shape="id2" draw:end-glue-point="10" svg:d="M11766 4642l-1703-1600" svg:viewBox="0 0 1704 1601">
          <text:p/>
        </draw:connector>
        <draw:connector draw:style-name="gr4" draw:text-style-name="P4" draw:layer="layout" draw:type="line" svg:x1="11.766cm" svg:y1="4.642cm" svg:x2="10.063cm" svg:y2="4.642cm" draw:start-shape="id10" draw:start-glue-point="6" draw:end-shape="id3" draw:end-glue-point="10" svg:d="M11766 4642h-1703" svg:viewBox="0 0 1704 1">
          <text:p/>
        </draw:connector>
        <draw:connector draw:style-name="gr4" draw:text-style-name="P4" draw:layer="layout" draw:type="line" svg:x1="11.766cm" svg:y1="4.642cm" svg:x2="10.063cm" svg:y2="6.242cm" draw:start-shape="id10" draw:start-glue-point="6" draw:end-shape="id4" draw:end-glue-point="10" svg:d="M11766 4642l-1703 1600" svg:viewBox="0 0 1704 1601">
          <text:p/>
        </draw:connector>
        <draw:connector draw:style-name="gr4" draw:text-style-name="P4" draw:layer="layout" draw:type="line" svg:x1="10.063cm" svg:y1="9.342cm" svg:x2="11.766cm" svg:y2="4.642cm" draw:start-shape="id5" draw:start-glue-point="10" draw:end-shape="id10" draw:end-glue-point="6" svg:d="M10063 9342l1703-4700" svg:viewBox="0 0 1704 4701">
          <text:p/>
        </draw:connector>
        <draw:connector draw:style-name="gr4" draw:text-style-name="P4" draw:layer="layout" draw:type="line" svg:x1="11.766cm" svg:y1="6.242cm" svg:x2="10.063cm" svg:y2="3.042cm" draw:start-shape="id11" draw:start-glue-point="6" draw:end-shape="id2" draw:end-glue-point="10" svg:d="M11766 6242l-1703-3200" svg:viewBox="0 0 1704 3201">
          <text:p/>
        </draw:connector>
        <draw:connector draw:style-name="gr4" draw:text-style-name="P4" draw:layer="layout" draw:type="line" svg:x1="10.063cm" svg:y1="4.642cm" svg:x2="11.766cm" svg:y2="6.242cm" draw:start-shape="id3" draw:start-glue-point="10" draw:end-shape="id11" draw:end-glue-point="6" svg:d="M10063 4642l1703 1600" svg:viewBox="0 0 1704 1601">
          <text:p/>
        </draw:connector>
        <draw:connector draw:style-name="gr4" draw:text-style-name="P4" draw:layer="layout" draw:type="line" svg:x1="10.063cm" svg:y1="6.242cm" svg:x2="11.766cm" svg:y2="6.242cm" draw:start-shape="id4" draw:start-glue-point="10" draw:end-shape="id11" draw:end-glue-point="6" svg:d="M10063 6242h1703" svg:viewBox="0 0 1704 1">
          <text:p/>
        </draw:connector>
        <draw:connector draw:style-name="gr4" draw:text-style-name="P4" draw:layer="layout" draw:type="line" svg:x1="10.063cm" svg:y1="9.342cm" svg:x2="11.766cm" svg:y2="6.242cm" draw:start-shape="id5" draw:start-glue-point="10" draw:end-shape="id11" draw:end-glue-point="6" svg:d="M10063 9342l1703-3100" svg:viewBox="0 0 1704 3101">
          <text:p/>
        </draw:connector>
        <draw:connector draw:style-name="gr4" draw:text-style-name="P4" draw:layer="layout" draw:type="line" svg:x1="11.766cm" svg:y1="9.342cm" svg:x2="10.063cm" svg:y2="3.042cm" draw:start-shape="id12" draw:start-glue-point="6" draw:end-shape="id2" draw:end-glue-point="10" svg:d="M11766 9342l-1703-6300" svg:viewBox="0 0 1704 6301">
          <text:p/>
        </draw:connector>
        <draw:connector draw:style-name="gr4" draw:text-style-name="P4" draw:layer="layout" draw:type="line" svg:x1="10.063cm" svg:y1="4.642cm" svg:x2="11.766cm" svg:y2="9.342cm" draw:start-shape="id3" draw:start-glue-point="10" draw:end-shape="id12" draw:end-glue-point="6" svg:d="M10063 4642l1703 4700" svg:viewBox="0 0 1704 4701">
          <text:p/>
        </draw:connector>
        <draw:connector draw:style-name="gr4" draw:text-style-name="P4" draw:layer="layout" draw:type="line" svg:x1="10.063cm" svg:y1="6.242cm" svg:x2="11.766cm" svg:y2="9.342cm" draw:start-shape="id4" draw:start-glue-point="10" draw:end-shape="id12" draw:end-glue-point="6" svg:d="M10063 6242l1703 3100" svg:viewBox="0 0 1704 3101">
          <text:p/>
        </draw:connector>
        <draw:connector draw:style-name="gr4" draw:text-style-name="P4" draw:layer="layout" draw:type="line" svg:x1="10.063cm" svg:y1="9.342cm" svg:x2="11.766cm" svg:y2="9.342cm" draw:start-shape="id5" draw:start-glue-point="10" draw:end-shape="id12" draw:end-glue-point="6" svg:d="M10063 9342h1703" svg:viewBox="0 0 1704 1">
          <text:p/>
        </draw:connector>
        <draw:connector draw:style-name="gr4" draw:text-style-name="P4" draw:layer="layout" draw:type="line" svg:x1="13.163cm" svg:y1="3.042cm" svg:x2="15.562cm" svg:y2="6.24cm" draw:start-shape="id9" draw:start-glue-point="10" draw:end-shape="id13" draw:end-glue-point="3" svg:d="M13163 3042l2399 3198" svg:viewBox="0 0 2400 3199">
          <text:p/>
        </draw:connector>
        <draw:connector draw:style-name="gr4" draw:text-style-name="P4" draw:layer="layout" draw:type="line" svg:x1="13.163cm" svg:y1="6.242cm" svg:x2="15.562cm" svg:y2="6.24cm" draw:start-shape="id11" draw:start-glue-point="10" draw:end-shape="id13" draw:end-glue-point="3" svg:d="M13163 6242l2399-2" svg:viewBox="0 0 2400 3">
          <text:p/>
        </draw:connector>
        <draw:connector draw:style-name="gr4" draw:text-style-name="P4" draw:layer="layout" draw:type="line" svg:x1="13.163cm" svg:y1="4.642cm" svg:x2="15.562cm" svg:y2="6.24cm" draw:start-shape="id10" draw:start-glue-point="10" draw:end-shape="id13" draw:end-glue-point="3" svg:d="M13163 4642l2399 1598" svg:viewBox="0 0 2400 1599">
          <text:p/>
        </draw:connector>
        <draw:connector draw:style-name="gr4" draw:text-style-name="P4" draw:layer="layout" draw:type="line" svg:x1="13.163cm" svg:y1="9.342cm" svg:x2="15.562cm" svg:y2="6.24cm" draw:start-shape="id12" draw:start-glue-point="10" draw:end-shape="id13" draw:end-glue-point="3" svg:d="M13163 9342l2399-3102" svg:viewBox="0 0 2400 3103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3-25T23:59:22.484000000</meta:creation-date>
    <dc:date>2023-03-26T00:21:03.229000000</dc:date>
    <meta:editing-duration>PT21M39S</meta:editing-duration>
    <meta:editing-cycles>4</meta:editing-cycles>
    <meta:generator>LibreOffice/6.3.3.2$Windows_X86_64 LibreOffice_project/a64200df03143b798afd1ec74a12ab50359878ed</meta:generator>
    <meta:document-statistic meta:object-count="52"/>
  </office:meta>
</office:document-meta>
</file>